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ke_distance_to_su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t[s]</text:p>
          </table:table-cell>
          <table:table-cell office:value-type="string" calcext:value-type="string">
            <text:p>d[m]</text:p>
          </table:table-cell>
          <table:table-cell office:value-type="string" calcext:value-type="string">
            <text:p>G[m^3/s^2*kg]</text:p>
          </table:table-cell>
          <table:table-cell office:value-type="string" calcext:value-type="string">
            <text:p>m_s[kg]</text:p>
          </table:table-cell>
          <table:table-cell office:value-type="string" calcext:value-type="string">
            <text:p>m_h[kg]</text:p>
          </table:table-cell>
          <table:table-cell office:value-type="string" calcext:value-type="string">
            <text:p>F_s[kg*m//s^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100000000" calcext:value-type="float">
            <text:p>147100000000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16636.954149287" calcext:value-type="float">
            <text:p>316636.954149287</text:p>
          </table:table-cell>
          <table:table-cell office:value-type="float" office:value="147104966221.014" calcext:value-type="float">
            <text:p>147104966221.01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33273.908298574" calcext:value-type="float">
            <text:p>633273.908298574</text:p>
          </table:table-cell>
          <table:table-cell office:value-type="float" office:value="147119845153.377" calcext:value-type="float">
            <text:p>147119845153.37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49910.862447861" calcext:value-type="float">
            <text:p>949910.862447861</text:p>
          </table:table-cell>
          <table:table-cell office:value-type="float" office:value="147144577683.434" calcext:value-type="float">
            <text:p>147144577683.43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266547.81659715" calcext:value-type="float">
            <text:p>1266547.81659715</text:p>
          </table:table-cell>
          <table:table-cell office:value-type="float" office:value="147179065549.418" calcext:value-type="float">
            <text:p>147179065549.41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583184.77074643" calcext:value-type="float">
            <text:p>1583184.77074643</text:p>
          </table:table-cell>
          <table:table-cell office:value-type="float" office:value="147223171731.836" calcext:value-type="float">
            <text:p>147223171731.83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899821.72489572" calcext:value-type="float">
            <text:p>1899821.72489572</text:p>
          </table:table-cell>
          <table:table-cell office:value-type="float" office:value="147276720997.848" calcext:value-type="float">
            <text:p>147276720997.84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216458.67904501" calcext:value-type="float">
            <text:p>2216458.67904501</text:p>
          </table:table-cell>
          <table:table-cell office:value-type="float" office:value="147339500597.463" calcext:value-type="float">
            <text:p>147339500597.46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533095.6331943" calcext:value-type="float">
            <text:p>2533095.6331943</text:p>
          </table:table-cell>
          <table:table-cell office:value-type="float" office:value="147411261108.787" calcext:value-type="float">
            <text:p>147411261108.78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849732.58734358" calcext:value-type="float">
            <text:p>2849732.58734358</text:p>
          </table:table-cell>
          <table:table-cell office:value-type="float" office:value="147491717428.972" calcext:value-type="float">
            <text:p>147491717428.97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166369.54149287" calcext:value-type="float">
            <text:p>3166369.54149287</text:p>
          </table:table-cell>
          <table:table-cell office:value-type="float" office:value="147580549906.924" calcext:value-type="float">
            <text:p>147580549906.92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483006.49564216" calcext:value-type="float">
            <text:p>3483006.49564216</text:p>
          </table:table-cell>
          <table:table-cell office:value-type="float" office:value="147677405613.268" calcext:value-type="float">
            <text:p>147677405613.26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799643.44979144" calcext:value-type="float">
            <text:p>3799643.44979144</text:p>
          </table:table-cell>
          <table:table-cell office:value-type="float" office:value="147781899742.529" calcext:value-type="float">
            <text:p>147781899742.52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116280.40394073" calcext:value-type="float">
            <text:p>4116280.40394073</text:p>
          </table:table-cell>
          <table:table-cell office:value-type="float" office:value="147893617141.953" calcext:value-type="float">
            <text:p>147893617141.95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432917.35809002" calcext:value-type="float">
            <text:p>4432917.35809002</text:p>
          </table:table-cell>
          <table:table-cell office:value-type="float" office:value="148012113960.905" calcext:value-type="float">
            <text:p>148012113960.90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749554.3122393" calcext:value-type="float">
            <text:p>4749554.3122393</text:p>
          </table:table-cell>
          <table:table-cell office:value-type="float" office:value="148136919414.269" calcext:value-type="float">
            <text:p>148136919414.26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066191.26638859" calcext:value-type="float">
            <text:p>5066191.26638859</text:p>
          </table:table-cell>
          <table:table-cell office:value-type="float" office:value="148267537652.873" calcext:value-type="float">
            <text:p>148267537652.87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382828.22053788" calcext:value-type="float">
            <text:p>5382828.22053788</text:p>
          </table:table-cell>
          <table:table-cell office:value-type="float" office:value="148403449733.485" calcext:value-type="float">
            <text:p>148403449733.48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699465.17468717" calcext:value-type="float">
            <text:p>5699465.17468717</text:p>
          </table:table-cell>
          <table:table-cell office:value-type="float" office:value="148544115680.56" calcext:value-type="float">
            <text:p>148544115680.5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016102.12883645" calcext:value-type="float">
            <text:p>6016102.12883645</text:p>
          </table:table-cell>
          <table:table-cell office:value-type="float" office:value="148688976631.552" calcext:value-type="float">
            <text:p>148688976631.55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332739.08298574" calcext:value-type="float">
            <text:p>6332739.08298574</text:p>
          </table:table-cell>
          <table:table-cell office:value-type="float" office:value="148837457057.261" calcext:value-type="float">
            <text:p>148837457057.26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649376.03713503" calcext:value-type="float">
            <text:p>6649376.03713503</text:p>
          </table:table-cell>
          <table:table-cell office:value-type="float" office:value="148988967048.4" calcext:value-type="float">
            <text:p>148988967048.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966012.99128431" calcext:value-type="float">
            <text:p>6966012.99128431</text:p>
          </table:table-cell>
          <table:table-cell office:value-type="float" office:value="149142904659.286" calcext:value-type="float">
            <text:p>149142904659.28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282649.9454336" calcext:value-type="float">
            <text:p>7282649.9454336</text:p>
          </table:table-cell>
          <table:table-cell office:value-type="float" office:value="149298658299.362" calcext:value-type="float">
            <text:p>149298658299.36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599286.89958289" calcext:value-type="float">
            <text:p>7599286.89958289</text:p>
          </table:table-cell>
          <table:table-cell office:value-type="float" office:value="149455609163.026" calcext:value-type="float">
            <text:p>149455609163.02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915923.85373217" calcext:value-type="float">
            <text:p>7915923.85373217</text:p>
          </table:table-cell>
          <table:table-cell office:value-type="float" office:value="149613133688.138" calcext:value-type="float">
            <text:p>149613133688.13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232560.80788146" calcext:value-type="float">
            <text:p>8232560.80788146</text:p>
          </table:table-cell>
          <table:table-cell office:value-type="float" office:value="149770606033.412" calcext:value-type="float">
            <text:p>149770606033.41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549197.76203074" calcext:value-type="float">
            <text:p>8549197.76203074</text:p>
          </table:table-cell>
          <table:table-cell office:value-type="float" office:value="149927400564.87" calcext:value-type="float">
            <text:p>149927400564.8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865834.71618003" calcext:value-type="float">
            <text:p>8865834.71618003</text:p>
          </table:table-cell>
          <table:table-cell office:value-type="float" office:value="150082894341.477" calcext:value-type="float">
            <text:p>150082894341.47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182471.67032932" calcext:value-type="float">
            <text:p>9182471.67032932</text:p>
          </table:table-cell>
          <table:table-cell office:value-type="float" office:value="150236469590.062" calcext:value-type="float">
            <text:p>150236469590.06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499108.6244786" calcext:value-type="float">
            <text:p>9499108.6244786</text:p>
          </table:table-cell>
          <table:table-cell office:value-type="float" office:value="150387516159.725" calcext:value-type="float">
            <text:p>150387516159.72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815745.57862789" calcext:value-type="float">
            <text:p>9815745.57862789</text:p>
          </table:table-cell>
          <table:table-cell office:value-type="float" office:value="150535433945.946" calcext:value-type="float">
            <text:p>150535433945.94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0132382.5327772" calcext:value-type="float">
            <text:p>10132382.5327772</text:p>
          </table:table-cell>
          <table:table-cell office:value-type="float" office:value="150679635274.792" calcext:value-type="float">
            <text:p>150679635274.79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0449019.4869265" calcext:value-type="float">
            <text:p>10449019.4869265</text:p>
          </table:table-cell>
          <table:table-cell office:value-type="float" office:value="150819547237.725" calcext:value-type="float">
            <text:p>150819547237.72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0765656.4410757" calcext:value-type="float">
            <text:p>10765656.4410757</text:p>
          </table:table-cell>
          <table:table-cell office:value-type="float" office:value="150954613967.763" calcext:value-type="float">
            <text:p>150954613967.76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1082293.395225" calcext:value-type="float">
            <text:p>11082293.395225</text:p>
          </table:table-cell>
          <table:table-cell office:value-type="float" office:value="151084298847.918" calcext:value-type="float">
            <text:p>151084298847.91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1398930.3493743" calcext:value-type="float">
            <text:p>11398930.3493743</text:p>
          </table:table-cell>
          <table:table-cell office:value-type="float" office:value="151208086643.169" calcext:value-type="float">
            <text:p>151208086643.16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1715567.3035236" calcext:value-type="float">
            <text:p>11715567.3035236</text:p>
          </table:table-cell>
          <table:table-cell office:value-type="float" office:value="151325485547.475" calcext:value-type="float">
            <text:p>151325485547.47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2032204.2576729" calcext:value-type="float">
            <text:p>12032204.2576729</text:p>
          </table:table-cell>
          <table:table-cell office:value-type="float" office:value="151436029137.713" calcext:value-type="float">
            <text:p>151436029137.71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2348841.2118222" calcext:value-type="float">
            <text:p>12348841.2118222</text:p>
          </table:table-cell>
          <table:table-cell office:value-type="float" office:value="151539278226.761" calcext:value-type="float">
            <text:p>151539278226.76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2665478.1659715" calcext:value-type="float">
            <text:p>12665478.1659715</text:p>
          </table:table-cell>
          <table:table-cell office:value-type="float" office:value="151634822608.383" calcext:value-type="float">
            <text:p>151634822608.38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2982115.1201208" calcext:value-type="float">
            <text:p>12982115.1201208</text:p>
          </table:table-cell>
          <table:table-cell office:value-type="float" office:value="151722282686.966" calcext:value-type="float">
            <text:p>151722282686.96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3298752.07427" calcext:value-type="float">
            <text:p>13298752.07427</text:p>
          </table:table-cell>
          <table:table-cell office:value-type="float" office:value="151801310985.647" calcext:value-type="float">
            <text:p>151801310985.64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3615389.0284193" calcext:value-type="float">
            <text:p>13615389.0284193</text:p>
          </table:table-cell>
          <table:table-cell office:value-type="float" office:value="151871593526.826" calcext:value-type="float">
            <text:p>151871593526.82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3932025.9825686" calcext:value-type="float">
            <text:p>13932025.9825686</text:p>
          </table:table-cell>
          <table:table-cell office:value-type="float" office:value="151932851079.598" calcext:value-type="float">
            <text:p>151932851079.59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4248662.9367179" calcext:value-type="float">
            <text:p>14248662.9367179</text:p>
          </table:table-cell>
          <table:table-cell office:value-type="float" office:value="151984840269.126" calcext:value-type="float">
            <text:p>151984840269.12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4565299.8908672" calcext:value-type="float">
            <text:p>14565299.8908672</text:p>
          </table:table-cell>
          <table:table-cell office:value-type="float" office:value="152027354543.565" calcext:value-type="float">
            <text:p>152027354543.56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4881936.8450165" calcext:value-type="float">
            <text:p>14881936.8450165</text:p>
          </table:table-cell>
          <table:table-cell office:value-type="float" office:value="152060224994.689" calcext:value-type="float">
            <text:p>152060224994.68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5198573.7991658" calcext:value-type="float">
            <text:p>15198573.7991658</text:p>
          </table:table-cell>
          <table:table-cell office:value-type="float" office:value="152083321028.958" calcext:value-type="float">
            <text:p>152083321028.95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5515210.753315" calcext:value-type="float">
            <text:p>15515210.753315</text:p>
          </table:table-cell>
          <table:table-cell office:value-type="float" office:value="152096550886.364" calcext:value-type="float">
            <text:p>152096550886.36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5831847.7074643" calcext:value-type="float">
            <text:p>15831847.7074643</text:p>
          </table:table-cell>
          <table:table-cell office:value-type="float" office:value="152099862004.989" calcext:value-type="float">
            <text:p>152099862004.98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6148484.6616136" calcext:value-type="float">
            <text:p>16148484.6616136</text:p>
          </table:table-cell>
          <table:table-cell office:value-type="float" office:value="152093241229.836" calcext:value-type="float">
            <text:p>152093241229.83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6465121.6157629" calcext:value-type="float">
            <text:p>16465121.6157629</text:p>
          </table:table-cell>
          <table:table-cell office:value-type="float" office:value="152076714865.091" calcext:value-type="float">
            <text:p>152076714865.09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6781758.5699122" calcext:value-type="float">
            <text:p>16781758.5699122</text:p>
          </table:table-cell>
          <table:table-cell office:value-type="float" office:value="152050348569.618" calcext:value-type="float">
            <text:p>152050348569.61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7098395.5240615" calcext:value-type="float">
            <text:p>17098395.5240615</text:p>
          </table:table-cell>
          <table:table-cell office:value-type="float" office:value="152014247096.098" calcext:value-type="float">
            <text:p>152014247096.09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7415032.4782108" calcext:value-type="float">
            <text:p>17415032.4782108</text:p>
          </table:table-cell>
          <table:table-cell office:value-type="float" office:value="151968553874.848" calcext:value-type="float">
            <text:p>151968553874.84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7731669.43236" calcext:value-type="float">
            <text:p>17731669.43236</text:p>
          </table:table-cell>
          <table:table-cell office:value-type="float" office:value="151913450443.976" calcext:value-type="float">
            <text:p>151913450443.97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8048306.3865093" calcext:value-type="float">
            <text:p>18048306.3865093</text:p>
          </table:table-cell>
          <table:table-cell office:value-type="float" office:value="151849155728.135" calcext:value-type="float">
            <text:p>151849155728.13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8364943.3406586" calcext:value-type="float">
            <text:p>18364943.3406586</text:p>
          </table:table-cell>
          <table:table-cell office:value-type="float" office:value="151775925168.741" calcext:value-type="float">
            <text:p>151775925168.74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8681580.2948079" calcext:value-type="float">
            <text:p>18681580.2948079</text:p>
          </table:table-cell>
          <table:table-cell office:value-type="float" office:value="151694049709.108" calcext:value-type="float">
            <text:p>151694049709.10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8998217.2489572" calcext:value-type="float">
            <text:p>18998217.2489572</text:p>
          </table:table-cell>
          <table:table-cell office:value-type="float" office:value="151603854638.538" calcext:value-type="float">
            <text:p>151603854638.53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9314854.2031065" calcext:value-type="float">
            <text:p>19314854.2031065</text:p>
          </table:table-cell>
          <table:table-cell office:value-type="float" office:value="151505698299.955" calcext:value-type="float">
            <text:p>151505698299.95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9631491.1572558" calcext:value-type="float">
            <text:p>19631491.1572558</text:p>
          </table:table-cell>
          <table:table-cell office:value-type="float" office:value="151399970666.217" calcext:value-type="float">
            <text:p>151399970666.21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19948128.1114051" calcext:value-type="float">
            <text:p>19948128.1114051</text:p>
          </table:table-cell>
          <table:table-cell office:value-type="float" office:value="151287091790.761" calcext:value-type="float">
            <text:p>151287091790.76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0264765.0655543" calcext:value-type="float">
            <text:p>20264765.0655543</text:p>
          </table:table-cell>
          <table:table-cell office:value-type="float" office:value="151167510138.74" calcext:value-type="float">
            <text:p>151167510138.7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0581402.0197036" calcext:value-type="float">
            <text:p>20581402.0197036</text:p>
          </table:table-cell>
          <table:table-cell office:value-type="float" office:value="151041700805.287" calcext:value-type="float">
            <text:p>151041700805.28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0898038.9738529" calcext:value-type="float">
            <text:p>20898038.9738529</text:p>
          </table:table-cell>
          <table:table-cell office:value-type="float" office:value="150910163627.965" calcext:value-type="float">
            <text:p>150910163627.96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1214675.9280022" calcext:value-type="float">
            <text:p>21214675.9280022</text:p>
          </table:table-cell>
          <table:table-cell office:value-type="float" office:value="150773421200.93" calcext:value-type="float">
            <text:p>150773421200.9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1531312.8821515" calcext:value-type="float">
            <text:p>21531312.8821515</text:p>
          </table:table-cell>
          <table:table-cell office:value-type="float" office:value="150632016798.673" calcext:value-type="float">
            <text:p>150632016798.67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1847949.8363008" calcext:value-type="float">
            <text:p>21847949.8363008</text:p>
          </table:table-cell>
          <table:table-cell office:value-type="float" office:value="150486512217.606" calcext:value-type="float">
            <text:p>150486512217.60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2164586.7904501" calcext:value-type="float">
            <text:p>22164586.7904501</text:p>
          </table:table-cell>
          <table:table-cell office:value-type="float" office:value="150337485544.056" calcext:value-type="float">
            <text:p>150337485544.05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2481223.7445993" calcext:value-type="float">
            <text:p>22481223.7445993</text:p>
          </table:table-cell>
          <table:table-cell office:value-type="float" office:value="150185528857.54" calcext:value-type="float">
            <text:p>150185528857.5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2797860.6987486" calcext:value-type="float">
            <text:p>22797860.6987486</text:p>
          </table:table-cell>
          <table:table-cell office:value-type="float" office:value="150031245878.45" calcext:value-type="float">
            <text:p>150031245878.4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3114497.6528979" calcext:value-type="float">
            <text:p>23114497.6528979</text:p>
          </table:table-cell>
          <table:table-cell office:value-type="float" office:value="149875249569.485" calcext:value-type="float">
            <text:p>149875249569.48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3431134.6070472" calcext:value-type="float">
            <text:p>23431134.6070472</text:p>
          </table:table-cell>
          <table:table-cell office:value-type="float" office:value="149718159700.363" calcext:value-type="float">
            <text:p>149718159700.36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3747771.5611965" calcext:value-type="float">
            <text:p>23747771.5611965</text:p>
          </table:table-cell>
          <table:table-cell office:value-type="float" office:value="149560600385.492" calcext:value-type="float">
            <text:p>149560600385.49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4064408.5153458" calcext:value-type="float">
            <text:p>24064408.5153458</text:p>
          </table:table-cell>
          <table:table-cell office:value-type="float" office:value="149403197604.375" calcext:value-type="float">
            <text:p>149403197604.37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4381045.4694951" calcext:value-type="float">
            <text:p>24381045.4694951</text:p>
          </table:table-cell>
          <table:table-cell office:value-type="float" office:value="149246576714.613" calcext:value-type="float">
            <text:p>149246576714.61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4697682.4236444" calcext:value-type="float">
            <text:p>24697682.4236444</text:p>
          </table:table-cell>
          <table:table-cell office:value-type="float" office:value="149091359967.368" calcext:value-type="float">
            <text:p>149091359967.36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5014319.3777937" calcext:value-type="float">
            <text:p>25014319.3777937</text:p>
          </table:table-cell>
          <table:table-cell office:value-type="float" office:value="148938164035.179" calcext:value-type="float">
            <text:p>148938164035.17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5330956.3319429" calcext:value-type="float">
            <text:p>25330956.3319429</text:p>
          </table:table-cell>
          <table:table-cell office:value-type="float" office:value="148787597561.93" calcext:value-type="float">
            <text:p>148787597561.9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5647593.2860922" calcext:value-type="float">
            <text:p>25647593.2860922</text:p>
          </table:table-cell>
          <table:table-cell office:value-type="float" office:value="148640258744.73" calcext:value-type="float">
            <text:p>148640258744.7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5964230.2402415" calcext:value-type="float">
            <text:p>25964230.2402415</text:p>
          </table:table-cell>
          <table:table-cell office:value-type="float" office:value="148496732957.282" calcext:value-type="float">
            <text:p>148496732957.28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6280867.1943908" calcext:value-type="float">
            <text:p>26280867.1943908</text:p>
          </table:table-cell>
          <table:table-cell office:value-type="float" office:value="148357590424.212" calcext:value-type="float">
            <text:p>148357590424.21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6597504.1485401" calcext:value-type="float">
            <text:p>26597504.1485401</text:p>
          </table:table-cell>
          <table:table-cell office:value-type="float" office:value="148223383955.577" calcext:value-type="float">
            <text:p>148223383955.57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6914141.1026894" calcext:value-type="float">
            <text:p>26914141.1026894</text:p>
          </table:table-cell>
          <table:table-cell office:value-type="float" office:value="148094646750.565" calcext:value-type="float">
            <text:p>148094646750.56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7230778.0568387" calcext:value-type="float">
            <text:p>27230778.0568387</text:p>
          </table:table-cell>
          <table:table-cell office:value-type="float" office:value="147971890279.105" calcext:value-type="float">
            <text:p>147971890279.10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7547415.010988" calcext:value-type="float">
            <text:p>27547415.010988</text:p>
          </table:table-cell>
          <table:table-cell office:value-type="float" office:value="147855602249.814" calcext:value-type="float">
            <text:p>147855602249.81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7864051.9651373" calcext:value-type="float">
            <text:p>27864051.9651373</text:p>
          </table:table-cell>
          <table:table-cell office:value-type="float" office:value="147746244672.335" calcext:value-type="float">
            <text:p>147746244672.33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8180688.9192865" calcext:value-type="float">
            <text:p>28180688.9192865</text:p>
          </table:table-cell>
          <table:table-cell office:value-type="float" office:value="147644252021.786" calcext:value-type="float">
            <text:p>147644252021.78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8497325.8734358" calcext:value-type="float">
            <text:p>28497325.8734358</text:p>
          </table:table-cell>
          <table:table-cell office:value-type="float" office:value="147550029512.605" calcext:value-type="float">
            <text:p>147550029512.60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8813962.8275851" calcext:value-type="float">
            <text:p>28813962.8275851</text:p>
          </table:table-cell>
          <table:table-cell office:value-type="float" office:value="147463951488.634" calcext:value-type="float">
            <text:p>147463951488.63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9130599.7817344" calcext:value-type="float">
            <text:p>29130599.7817344</text:p>
          </table:table-cell>
          <table:table-cell office:value-type="float" office:value="147386359935.867" calcext:value-type="float">
            <text:p>147386359935.86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9447236.7358837" calcext:value-type="float">
            <text:p>29447236.7358837</text:p>
          </table:table-cell>
          <table:table-cell office:value-type="float" office:value="147317563123.744" calcext:value-type="float">
            <text:p>147317563123.74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29763873.690033" calcext:value-type="float">
            <text:p>29763873.690033</text:p>
          </table:table-cell>
          <table:table-cell office:value-type="float" office:value="147257834380.405" calcext:value-type="float">
            <text:p>147257834380.40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0080510.6441823" calcext:value-type="float">
            <text:p>30080510.6441823</text:p>
          </table:table-cell>
          <table:table-cell office:value-type="float" office:value="147207411006.76" calcext:value-type="float">
            <text:p>147207411006.7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0397147.5983316" calcext:value-type="float">
            <text:p>30397147.5983316</text:p>
          </table:table-cell>
          <table:table-cell office:value-type="float" office:value="147166493333.706" calcext:value-type="float">
            <text:p>147166493333.70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0713784.5524809" calcext:value-type="float">
            <text:p>30713784.5524809</text:p>
          </table:table-cell>
          <table:table-cell office:value-type="float" office:value="147135243926.208" calcext:value-type="float">
            <text:p>147135243926.20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1030421.5066301" calcext:value-type="float">
            <text:p>31030421.5066301</text:p>
          </table:table-cell>
          <table:table-cell office:value-type="float" office:value="147113786937.437" calcext:value-type="float">
            <text:p>147113786937.43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1347058.4607794" calcext:value-type="float">
            <text:p>31347058.4607794</text:p>
          </table:table-cell>
          <table:table-cell office:value-type="float" office:value="147102207615.512" calcext:value-type="float">
            <text:p>147102207615.51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1663695.4149287" calcext:value-type="float">
            <text:p>31663695.4149287</text:p>
          </table:table-cell>
          <table:table-cell office:value-type="float" office:value="147100551964.811" calcext:value-type="float">
            <text:p>147100551964.81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1980332.369078" calcext:value-type="float">
            <text:p>31980332.369078</text:p>
          </table:table-cell>
          <table:table-cell office:value-type="float" office:value="147108826563.196" calcext:value-type="float">
            <text:p>147108826563.19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2296969.3232273" calcext:value-type="float">
            <text:p>32296969.3232273</text:p>
          </table:table-cell>
          <table:table-cell office:value-type="float" office:value="147126998535.878" calcext:value-type="float">
            <text:p>147126998535.87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2613606.2773766" calcext:value-type="float">
            <text:p>32613606.2773766</text:p>
          </table:table-cell>
          <table:table-cell office:value-type="float" office:value="147154995686.032" calcext:value-type="float">
            <text:p>147154995686.03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2930243.2315259" calcext:value-type="float">
            <text:p>32930243.2315259</text:p>
          </table:table-cell>
          <table:table-cell office:value-type="float" office:value="147192706781.631" calcext:value-type="float">
            <text:p>147192706781.63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3246880.1856752" calcext:value-type="float">
            <text:p>33246880.1856752</text:p>
          </table:table-cell>
          <table:table-cell office:value-type="float" office:value="147239981997.364" calcext:value-type="float">
            <text:p>147239981997.36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3563517.1398245" calcext:value-type="float">
            <text:p>33563517.1398245</text:p>
          </table:table-cell>
          <table:table-cell office:value-type="float" office:value="147296633509.896" calcext:value-type="float">
            <text:p>147296633509.89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3880154.0939737" calcext:value-type="float">
            <text:p>33880154.0939737</text:p>
          </table:table-cell>
          <table:table-cell office:value-type="float" office:value="147362436244.083" calcext:value-type="float">
            <text:p>147362436244.08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4196791.048123" calcext:value-type="float">
            <text:p>34196791.048123</text:p>
          </table:table-cell>
          <table:table-cell office:value-type="float" office:value="147437128767.186" calcext:value-type="float">
            <text:p>147437128767.18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4513428.0022723" calcext:value-type="float">
            <text:p>34513428.0022723</text:p>
          </table:table-cell>
          <table:table-cell office:value-type="float" office:value="147520414327.543" calcext:value-type="float">
            <text:p>147520414327.54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4830064.9564216" calcext:value-type="float">
            <text:p>34830064.9564216</text:p>
          </table:table-cell>
          <table:table-cell office:value-type="float" office:value="147611962033.555" calcext:value-type="float">
            <text:p>147611962033.55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5146701.9105709" calcext:value-type="float">
            <text:p>35146701.9105709</text:p>
          </table:table-cell>
          <table:table-cell office:value-type="float" office:value="147711408168.308" calcext:value-type="float">
            <text:p>147711408168.30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5463338.8647202" calcext:value-type="float">
            <text:p>35463338.8647202</text:p>
          </table:table-cell>
          <table:table-cell office:value-type="float" office:value="147818357634.615" calcext:value-type="float">
            <text:p>147818357634.61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5779975.8188695" calcext:value-type="float">
            <text:p>35779975.8188695</text:p>
          </table:table-cell>
          <table:table-cell office:value-type="float" office:value="147932385524.726" calcext:value-type="float">
            <text:p>147932385524.72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6096612.7730188" calcext:value-type="float">
            <text:p>36096612.7730188</text:p>
          </table:table-cell>
          <table:table-cell office:value-type="float" office:value="148053038808.478" calcext:value-type="float">
            <text:p>148053038808.47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6413249.7271681" calcext:value-type="float">
            <text:p>36413249.7271681</text:p>
          </table:table-cell>
          <table:table-cell office:value-type="float" office:value="148179838133.172" calcext:value-type="float">
            <text:p>148179838133.17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6729886.6813173" calcext:value-type="float">
            <text:p>36729886.6813173</text:p>
          </table:table-cell>
          <table:table-cell office:value-type="float" office:value="148312279728.032" calcext:value-type="float">
            <text:p>148312279728.03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7046523.6354666" calcext:value-type="float">
            <text:p>37046523.6354666</text:p>
          </table:table-cell>
          <table:table-cell office:value-type="float" office:value="148449837405.672" calcext:value-type="float">
            <text:p>148449837405.67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7363160.5896159" calcext:value-type="float">
            <text:p>37363160.5896159</text:p>
          </table:table-cell>
          <table:table-cell office:value-type="float" office:value="148591964652.629" calcext:value-type="float">
            <text:p>148591964652.62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7679797.5437652" calcext:value-type="float">
            <text:p>37679797.5437652</text:p>
          </table:table-cell>
          <table:table-cell office:value-type="float" office:value="148738096800.646" calcext:value-type="float">
            <text:p>148738096800.64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7996434.4979145" calcext:value-type="float">
            <text:p>37996434.4979145</text:p>
          </table:table-cell>
          <table:table-cell office:value-type="float" office:value="148887653270.089" calcext:value-type="float">
            <text:p>148887653270.08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8313071.4520638" calcext:value-type="float">
            <text:p>38313071.4520638</text:p>
          </table:table-cell>
          <table:table-cell office:value-type="float" office:value="149040039876.571" calcext:value-type="float">
            <text:p>149040039876.57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8629708.4062131" calcext:value-type="float">
            <text:p>38629708.4062131</text:p>
          </table:table-cell>
          <table:table-cell office:value-type="float" office:value="149194651191.638" calcext:value-type="float">
            <text:p>149194651191.63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8946345.3603624" calcext:value-type="float">
            <text:p>38946345.3603624</text:p>
          </table:table-cell>
          <table:table-cell office:value-type="float" office:value="149350872948.122" calcext:value-type="float">
            <text:p>149350872948.12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9262982.3145116" calcext:value-type="float">
            <text:p>39262982.3145116</text:p>
          </table:table-cell>
          <table:table-cell office:value-type="float" office:value="149508084480.606" calcext:value-type="float">
            <text:p>149508084480.60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9579619.2686609" calcext:value-type="float">
            <text:p>39579619.2686609</text:p>
          </table:table-cell>
          <table:table-cell office:value-type="float" office:value="149665661191.318" calcext:value-type="float">
            <text:p>149665661191.31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39896256.2228102" calcext:value-type="float">
            <text:p>39896256.2228102</text:p>
          </table:table-cell>
          <table:table-cell office:value-type="float" office:value="149822977031.638" calcext:value-type="float">
            <text:p>149822977031.63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0212893.1769595" calcext:value-type="float">
            <text:p>40212893.1769595</text:p>
          </table:table-cell>
          <table:table-cell office:value-type="float" office:value="149979406989.383" calcext:value-type="float">
            <text:p>149979406989.38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0529530.1311088" calcext:value-type="float">
            <text:p>40529530.1311088</text:p>
          </table:table-cell>
          <table:table-cell office:value-type="float" office:value="150134329571.957" calcext:value-type="float">
            <text:p>150134329571.95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0846167.0852581" calcext:value-type="float">
            <text:p>40846167.0852581</text:p>
          </table:table-cell>
          <table:table-cell office:value-type="float" office:value="150287129275.531" calcext:value-type="float">
            <text:p>150287129275.53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1162804.0394074" calcext:value-type="float">
            <text:p>41162804.0394074</text:p>
          </table:table-cell>
          <table:table-cell office:value-type="float" office:value="150437199030.428" calcext:value-type="float">
            <text:p>150437199030.42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1479440.9935567" calcext:value-type="float">
            <text:p>41479440.9935567</text:p>
          </table:table-cell>
          <table:table-cell office:value-type="float" office:value="150583942612.989" calcext:value-type="float">
            <text:p>150583942612.98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1796077.947706" calcext:value-type="float">
            <text:p>41796077.947706</text:p>
          </table:table-cell>
          <table:table-cell office:value-type="float" office:value="150726777014.366" calcext:value-type="float">
            <text:p>150726777014.36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2112714.9018553" calcext:value-type="float">
            <text:p>42112714.9018553</text:p>
          </table:table-cell>
          <table:table-cell office:value-type="float" office:value="150865134756.792" calcext:value-type="float">
            <text:p>150865134756.79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2429351.8560045" calcext:value-type="float">
            <text:p>42429351.8560045</text:p>
          </table:table-cell>
          <table:table-cell office:value-type="float" office:value="150998466148.166" calcext:value-type="float">
            <text:p>150998466148.16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2745988.8101538" calcext:value-type="float">
            <text:p>42745988.8101538</text:p>
          </table:table-cell>
          <table:table-cell office:value-type="float" office:value="151126241465.962" calcext:value-type="float">
            <text:p>151126241465.96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3062625.7643031" calcext:value-type="float">
            <text:p>43062625.7643031</text:p>
          </table:table-cell>
          <table:table-cell office:value-type="float" office:value="151247953061.805" calcext:value-type="float">
            <text:p>151247953061.80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3379262.7184524" calcext:value-type="float">
            <text:p>43379262.7184524</text:p>
          </table:table-cell>
          <table:table-cell office:value-type="float" office:value="151363117378.346" calcext:value-type="float">
            <text:p>151363117378.34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3695899.6726017" calcext:value-type="float">
            <text:p>43695899.6726017</text:p>
          </table:table-cell>
          <table:table-cell office:value-type="float" office:value="151471276870.428" calcext:value-type="float">
            <text:p>151471276870.42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4012536.626751" calcext:value-type="float">
            <text:p>44012536.626751</text:p>
          </table:table-cell>
          <table:table-cell office:value-type="float" office:value="151572001822.895" calcext:value-type="float">
            <text:p>151572001822.89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4329173.5809003" calcext:value-type="float">
            <text:p>44329173.5809003</text:p>
          </table:table-cell>
          <table:table-cell office:value-type="float" office:value="151664892057.847" calcext:value-type="float">
            <text:p>151664892057.84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4645810.5350496" calcext:value-type="float">
            <text:p>44645810.5350496</text:p>
          </table:table-cell>
          <table:table-cell office:value-type="float" office:value="151749578524.535" calcext:value-type="float">
            <text:p>151749578524.53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4962447.4891989" calcext:value-type="float">
            <text:p>44962447.4891989</text:p>
          </table:table-cell>
          <table:table-cell office:value-type="float" office:value="151825724765.591" calcext:value-type="float">
            <text:p>151825724765.59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5279084.4433481" calcext:value-type="float">
            <text:p>45279084.4433481</text:p>
          </table:table-cell>
          <table:table-cell office:value-type="float" office:value="151893028253.764" calcext:value-type="float">
            <text:p>151893028253.76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5595721.3974974" calcext:value-type="float">
            <text:p>45595721.3974974</text:p>
          </table:table-cell>
          <table:table-cell office:value-type="float" office:value="151951221593.856" calcext:value-type="float">
            <text:p>151951221593.85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5912358.3516467" calcext:value-type="float">
            <text:p>45912358.3516467</text:p>
          </table:table-cell>
          <table:table-cell office:value-type="float" office:value="152000073585.077" calcext:value-type="float">
            <text:p>152000073585.07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6228995.305796" calcext:value-type="float">
            <text:p>46228995.305796</text:p>
          </table:table-cell>
          <table:table-cell office:value-type="float" office:value="152039390139.599" calcext:value-type="float">
            <text:p>152039390139.59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6545632.2599453" calcext:value-type="float">
            <text:p>46545632.2599453</text:p>
          </table:table-cell>
          <table:table-cell office:value-type="float" office:value="152069015053.661" calcext:value-type="float">
            <text:p>152069015053.66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6862269.2140946" calcext:value-type="float">
            <text:p>46862269.2140946</text:p>
          </table:table-cell>
          <table:table-cell office:value-type="float" office:value="152088830628.168" calcext:value-type="float">
            <text:p>152088830628.16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7178906.1682439" calcext:value-type="float">
            <text:p>47178906.1682439</text:p>
          </table:table-cell>
          <table:table-cell office:value-type="float" office:value="152098758136.301" calcext:value-type="float">
            <text:p>152098758136.30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7495543.1223932" calcext:value-type="float">
            <text:p>47495543.1223932</text:p>
          </table:table-cell>
          <table:table-cell office:value-type="float" office:value="152098758136.301" calcext:value-type="float">
            <text:p>152098758136.30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7812180.0765424" calcext:value-type="float">
            <text:p>47812180.0765424</text:p>
          </table:table-cell>
          <table:table-cell office:value-type="float" office:value="152088830628.168" calcext:value-type="float">
            <text:p>152088830628.16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8128817.0306917" calcext:value-type="float">
            <text:p>48128817.0306917</text:p>
          </table:table-cell>
          <table:table-cell office:value-type="float" office:value="152069015053.661" calcext:value-type="float">
            <text:p>152069015053.66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8445453.984841" calcext:value-type="float">
            <text:p>48445453.984841</text:p>
          </table:table-cell>
          <table:table-cell office:value-type="float" office:value="152039390139.599" calcext:value-type="float">
            <text:p>152039390139.59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8762090.9389903" calcext:value-type="float">
            <text:p>48762090.9389903</text:p>
          </table:table-cell>
          <table:table-cell office:value-type="float" office:value="152000073585.077" calcext:value-type="float">
            <text:p>152000073585.07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9078727.8931396" calcext:value-type="float">
            <text:p>49078727.8931396</text:p>
          </table:table-cell>
          <table:table-cell office:value-type="float" office:value="151951221593.856" calcext:value-type="float">
            <text:p>151951221593.85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9395364.8472889" calcext:value-type="float">
            <text:p>49395364.8472889</text:p>
          </table:table-cell>
          <table:table-cell office:value-type="float" office:value="151893028253.764" calcext:value-type="float">
            <text:p>151893028253.76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49712001.8014382" calcext:value-type="float">
            <text:p>49712001.8014382</text:p>
          </table:table-cell>
          <table:table-cell office:value-type="float" office:value="151825724765.591" calcext:value-type="float">
            <text:p>151825724765.59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0028638.7555875" calcext:value-type="float">
            <text:p>50028638.7555875</text:p>
          </table:table-cell>
          <table:table-cell office:value-type="float" office:value="151749578524.535" calcext:value-type="float">
            <text:p>151749578524.53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0345275.7097368" calcext:value-type="float">
            <text:p>50345275.7097368</text:p>
          </table:table-cell>
          <table:table-cell office:value-type="float" office:value="151664892057.847" calcext:value-type="float">
            <text:p>151664892057.84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0661912.6638861" calcext:value-type="float">
            <text:p>50661912.6638861</text:p>
          </table:table-cell>
          <table:table-cell office:value-type="float" office:value="151572001822.895" calcext:value-type="float">
            <text:p>151572001822.89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0978549.6180353" calcext:value-type="float">
            <text:p>50978549.6180353</text:p>
          </table:table-cell>
          <table:table-cell office:value-type="float" office:value="151471276870.428" calcext:value-type="float">
            <text:p>151471276870.42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1295186.5721846" calcext:value-type="float">
            <text:p>51295186.5721846</text:p>
          </table:table-cell>
          <table:table-cell office:value-type="float" office:value="151363117378.346" calcext:value-type="float">
            <text:p>151363117378.34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1611823.5263339" calcext:value-type="float">
            <text:p>51611823.5263339</text:p>
          </table:table-cell>
          <table:table-cell office:value-type="float" office:value="151247953061.805" calcext:value-type="float">
            <text:p>151247953061.80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1928460.4804832" calcext:value-type="float">
            <text:p>51928460.4804832</text:p>
          </table:table-cell>
          <table:table-cell office:value-type="float" office:value="151126241465.962" calcext:value-type="float">
            <text:p>151126241465.96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2245097.4346325" calcext:value-type="float">
            <text:p>52245097.4346325</text:p>
          </table:table-cell>
          <table:table-cell office:value-type="float" office:value="150998466148.166" calcext:value-type="float">
            <text:p>150998466148.16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2561734.3887818" calcext:value-type="float">
            <text:p>52561734.3887818</text:p>
          </table:table-cell>
          <table:table-cell office:value-type="float" office:value="150865134756.792" calcext:value-type="float">
            <text:p>150865134756.79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2878371.3429311" calcext:value-type="float">
            <text:p>52878371.3429311</text:p>
          </table:table-cell>
          <table:table-cell office:value-type="float" office:value="150726777014.366" calcext:value-type="float">
            <text:p>150726777014.36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3195008.2970804" calcext:value-type="float">
            <text:p>53195008.2970804</text:p>
          </table:table-cell>
          <table:table-cell office:value-type="float" office:value="150583942612.989" calcext:value-type="float">
            <text:p>150583942612.98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3511645.2512297" calcext:value-type="float">
            <text:p>53511645.2512297</text:p>
          </table:table-cell>
          <table:table-cell office:value-type="float" office:value="150437199030.427" calcext:value-type="float">
            <text:p>150437199030.42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3828282.2053789" calcext:value-type="float">
            <text:p>53828282.2053789</text:p>
          </table:table-cell>
          <table:table-cell office:value-type="float" office:value="150287129275.531" calcext:value-type="float">
            <text:p>150287129275.53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4144919.1595282" calcext:value-type="float">
            <text:p>54144919.1595282</text:p>
          </table:table-cell>
          <table:table-cell office:value-type="float" office:value="150134329571.957" calcext:value-type="float">
            <text:p>150134329571.95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4461556.1136775" calcext:value-type="float">
            <text:p>54461556.1136775</text:p>
          </table:table-cell>
          <table:table-cell office:value-type="float" office:value="149979406989.383" calcext:value-type="float">
            <text:p>149979406989.38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4778193.0678268" calcext:value-type="float">
            <text:p>54778193.0678268</text:p>
          </table:table-cell>
          <table:table-cell office:value-type="float" office:value="149822977031.638" calcext:value-type="float">
            <text:p>149822977031.63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5094830.0219761" calcext:value-type="float">
            <text:p>55094830.0219761</text:p>
          </table:table-cell>
          <table:table-cell office:value-type="float" office:value="149665661191.318" calcext:value-type="float">
            <text:p>149665661191.31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5411466.9761254" calcext:value-type="float">
            <text:p>55411466.9761254</text:p>
          </table:table-cell>
          <table:table-cell office:value-type="float" office:value="149508084480.606" calcext:value-type="float">
            <text:p>149508084480.60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5728103.9302747" calcext:value-type="float">
            <text:p>55728103.9302747</text:p>
          </table:table-cell>
          <table:table-cell office:value-type="float" office:value="149350872948.122" calcext:value-type="float">
            <text:p>149350872948.12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6044740.884424" calcext:value-type="float">
            <text:p>56044740.884424</text:p>
          </table:table-cell>
          <table:table-cell office:value-type="float" office:value="149194651191.638" calcext:value-type="float">
            <text:p>149194651191.63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6361377.8385732" calcext:value-type="float">
            <text:p>56361377.8385732</text:p>
          </table:table-cell>
          <table:table-cell office:value-type="float" office:value="149040039876.57" calcext:value-type="float">
            <text:p>149040039876.5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6678014.7927225" calcext:value-type="float">
            <text:p>56678014.7927225</text:p>
          </table:table-cell>
          <table:table-cell office:value-type="float" office:value="148887653270.089" calcext:value-type="float">
            <text:p>148887653270.08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6994651.7468718" calcext:value-type="float">
            <text:p>56994651.7468718</text:p>
          </table:table-cell>
          <table:table-cell office:value-type="float" office:value="148738096800.646" calcext:value-type="float">
            <text:p>148738096800.64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7311288.7010211" calcext:value-type="float">
            <text:p>57311288.7010211</text:p>
          </table:table-cell>
          <table:table-cell office:value-type="float" office:value="148591964652.629" calcext:value-type="float">
            <text:p>148591964652.62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7627925.6551704" calcext:value-type="float">
            <text:p>57627925.6551704</text:p>
          </table:table-cell>
          <table:table-cell office:value-type="float" office:value="148449837405.672" calcext:value-type="float">
            <text:p>148449837405.67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7944562.6093197" calcext:value-type="float">
            <text:p>57944562.6093197</text:p>
          </table:table-cell>
          <table:table-cell office:value-type="float" office:value="148312279728.032" calcext:value-type="float">
            <text:p>148312279728.03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8261199.563469" calcext:value-type="float">
            <text:p>58261199.563469</text:p>
          </table:table-cell>
          <table:table-cell office:value-type="float" office:value="148179838133.172" calcext:value-type="float">
            <text:p>148179838133.17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8577836.5176183" calcext:value-type="float">
            <text:p>58577836.5176183</text:p>
          </table:table-cell>
          <table:table-cell office:value-type="float" office:value="148053038808.478" calcext:value-type="float">
            <text:p>148053038808.47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8894473.4717676" calcext:value-type="float">
            <text:p>58894473.4717676</text:p>
          </table:table-cell>
          <table:table-cell office:value-type="float" office:value="147932385524.726" calcext:value-type="float">
            <text:p>147932385524.72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9211110.4259168" calcext:value-type="float">
            <text:p>59211110.4259168</text:p>
          </table:table-cell>
          <table:table-cell office:value-type="float" office:value="147818357634.615" calcext:value-type="float">
            <text:p>147818357634.61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9527747.3800661" calcext:value-type="float">
            <text:p>59527747.3800661</text:p>
          </table:table-cell>
          <table:table-cell office:value-type="float" office:value="147711408168.308" calcext:value-type="float">
            <text:p>147711408168.30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59844384.3342154" calcext:value-type="float">
            <text:p>59844384.3342154</text:p>
          </table:table-cell>
          <table:table-cell office:value-type="float" office:value="147611962033.555" calcext:value-type="float">
            <text:p>147611962033.55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0161021.2883647" calcext:value-type="float">
            <text:p>60161021.2883647</text:p>
          </table:table-cell>
          <table:table-cell office:value-type="float" office:value="147520414327.543" calcext:value-type="float">
            <text:p>147520414327.54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0477658.242514" calcext:value-type="float">
            <text:p>60477658.242514</text:p>
          </table:table-cell>
          <table:table-cell office:value-type="float" office:value="147437128767.186" calcext:value-type="float">
            <text:p>147437128767.18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0794295.1966633" calcext:value-type="float">
            <text:p>60794295.1966633</text:p>
          </table:table-cell>
          <table:table-cell office:value-type="float" office:value="147362436244.083" calcext:value-type="float">
            <text:p>147362436244.08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1110932.1508126" calcext:value-type="float">
            <text:p>61110932.1508126</text:p>
          </table:table-cell>
          <table:table-cell office:value-type="float" office:value="147296633509.896" calcext:value-type="float">
            <text:p>147296633509.89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1427569.1049619" calcext:value-type="float">
            <text:p>61427569.1049619</text:p>
          </table:table-cell>
          <table:table-cell office:value-type="float" office:value="147239981997.364" calcext:value-type="float">
            <text:p>147239981997.36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1744206.0591111" calcext:value-type="float">
            <text:p>61744206.0591111</text:p>
          </table:table-cell>
          <table:table-cell office:value-type="float" office:value="147192706781.63" calcext:value-type="float">
            <text:p>147192706781.6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2060843.0132605" calcext:value-type="float">
            <text:p>62060843.0132605</text:p>
          </table:table-cell>
          <table:table-cell office:value-type="float" office:value="147154995686.032" calcext:value-type="float">
            <text:p>147154995686.03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2377479.9674097" calcext:value-type="float">
            <text:p>62377479.9674097</text:p>
          </table:table-cell>
          <table:table-cell office:value-type="float" office:value="147126998535.878" calcext:value-type="float">
            <text:p>147126998535.87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2694116.921559" calcext:value-type="float">
            <text:p>62694116.921559</text:p>
          </table:table-cell>
          <table:table-cell office:value-type="float" office:value="147108826563.196" calcext:value-type="float">
            <text:p>147108826563.19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3010753.8757083" calcext:value-type="float">
            <text:p>63010753.8757083</text:p>
          </table:table-cell>
          <table:table-cell office:value-type="float" office:value="147100551964.811" calcext:value-type="float">
            <text:p>147100551964.81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3327390.8298576" calcext:value-type="float">
            <text:p>63327390.8298576</text:p>
          </table:table-cell>
          <table:table-cell office:value-type="float" office:value="147102207615.512" calcext:value-type="float">
            <text:p>147102207615.51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3644027.7840069" calcext:value-type="float">
            <text:p>63644027.7840069</text:p>
          </table:table-cell>
          <table:table-cell office:value-type="float" office:value="147113786937.437" calcext:value-type="float">
            <text:p>147113786937.43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3960664.7381562" calcext:value-type="float">
            <text:p>63960664.7381562</text:p>
          </table:table-cell>
          <table:table-cell office:value-type="float" office:value="147135243926.208" calcext:value-type="float">
            <text:p>147135243926.20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4277301.6923055" calcext:value-type="float">
            <text:p>64277301.6923055</text:p>
          </table:table-cell>
          <table:table-cell office:value-type="float" office:value="147166493333.706" calcext:value-type="float">
            <text:p>147166493333.70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4593938.6464548" calcext:value-type="float">
            <text:p>64593938.6464548</text:p>
          </table:table-cell>
          <table:table-cell office:value-type="float" office:value="147207411006.761" calcext:value-type="float">
            <text:p>147207411006.76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4910575.6006041" calcext:value-type="float">
            <text:p>64910575.6006041</text:p>
          </table:table-cell>
          <table:table-cell office:value-type="float" office:value="147257834380.405" calcext:value-type="float">
            <text:p>147257834380.40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5227212.5547533" calcext:value-type="float">
            <text:p>65227212.5547533</text:p>
          </table:table-cell>
          <table:table-cell office:value-type="float" office:value="147317563123.744" calcext:value-type="float">
            <text:p>147317563123.74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5543849.5089026" calcext:value-type="float">
            <text:p>65543849.5089026</text:p>
          </table:table-cell>
          <table:table-cell office:value-type="float" office:value="147386359935.867" calcext:value-type="float">
            <text:p>147386359935.86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5860486.4630519" calcext:value-type="float">
            <text:p>65860486.4630519</text:p>
          </table:table-cell>
          <table:table-cell office:value-type="float" office:value="147463951488.634" calcext:value-type="float">
            <text:p>147463951488.63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6177123.4172012" calcext:value-type="float">
            <text:p>66177123.4172012</text:p>
          </table:table-cell>
          <table:table-cell office:value-type="float" office:value="147550029512.605" calcext:value-type="float">
            <text:p>147550029512.60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6493760.3713505" calcext:value-type="float">
            <text:p>66493760.3713505</text:p>
          </table:table-cell>
          <table:table-cell office:value-type="float" office:value="147644252021.786" calcext:value-type="float">
            <text:p>147644252021.78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6810397.3254998" calcext:value-type="float">
            <text:p>66810397.3254998</text:p>
          </table:table-cell>
          <table:table-cell office:value-type="float" office:value="147746244672.335" calcext:value-type="float">
            <text:p>147746244672.33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7127034.2796491" calcext:value-type="float">
            <text:p>67127034.2796491</text:p>
          </table:table-cell>
          <table:table-cell office:value-type="float" office:value="147855602249.814" calcext:value-type="float">
            <text:p>147855602249.81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7443671.2337984" calcext:value-type="float">
            <text:p>67443671.2337984</text:p>
          </table:table-cell>
          <table:table-cell office:value-type="float" office:value="147971890279.106" calcext:value-type="float">
            <text:p>147971890279.10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7760308.1879477" calcext:value-type="float">
            <text:p>67760308.1879477</text:p>
          </table:table-cell>
          <table:table-cell office:value-type="float" office:value="148094646750.565" calcext:value-type="float">
            <text:p>148094646750.56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8076945.1420969" calcext:value-type="float">
            <text:p>68076945.1420969</text:p>
          </table:table-cell>
          <table:table-cell office:value-type="float" office:value="148223383955.577" calcext:value-type="float">
            <text:p>148223383955.57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8393582.0962462" calcext:value-type="float">
            <text:p>68393582.0962462</text:p>
          </table:table-cell>
          <table:table-cell office:value-type="float" office:value="148357590424.212" calcext:value-type="float">
            <text:p>148357590424.21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8710219.0503955" calcext:value-type="float">
            <text:p>68710219.0503955</text:p>
          </table:table-cell>
          <table:table-cell office:value-type="float" office:value="148496732957.282" calcext:value-type="float">
            <text:p>148496732957.28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9026856.0045448" calcext:value-type="float">
            <text:p>69026856.0045448</text:p>
          </table:table-cell>
          <table:table-cell office:value-type="float" office:value="148640258744.73" calcext:value-type="float">
            <text:p>148640258744.7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9343492.9586941" calcext:value-type="float">
            <text:p>69343492.9586941</text:p>
          </table:table-cell>
          <table:table-cell office:value-type="float" office:value="148787597561.931" calcext:value-type="float">
            <text:p>148787597561.93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9660129.9128434" calcext:value-type="float">
            <text:p>69660129.9128434</text:p>
          </table:table-cell>
          <table:table-cell office:value-type="float" office:value="148938164035.179" calcext:value-type="float">
            <text:p>148938164035.17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69976766.8669927" calcext:value-type="float">
            <text:p>69976766.8669927</text:p>
          </table:table-cell>
          <table:table-cell office:value-type="float" office:value="149091359967.369" calcext:value-type="float">
            <text:p>149091359967.36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0293403.821142" calcext:value-type="float">
            <text:p>70293403.821142</text:p>
          </table:table-cell>
          <table:table-cell office:value-type="float" office:value="149246576714.613" calcext:value-type="float">
            <text:p>149246576714.61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0610040.7752912" calcext:value-type="float">
            <text:p>70610040.7752912</text:p>
          </table:table-cell>
          <table:table-cell office:value-type="float" office:value="149403197604.376" calcext:value-type="float">
            <text:p>149403197604.37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0926677.7294405" calcext:value-type="float">
            <text:p>70926677.7294405</text:p>
          </table:table-cell>
          <table:table-cell office:value-type="float" office:value="149560600385.492" calcext:value-type="float">
            <text:p>149560600385.49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1243314.6835898" calcext:value-type="float">
            <text:p>71243314.6835898</text:p>
          </table:table-cell>
          <table:table-cell office:value-type="float" office:value="149718159700.363" calcext:value-type="float">
            <text:p>149718159700.36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1559951.6377391" calcext:value-type="float">
            <text:p>71559951.6377391</text:p>
          </table:table-cell>
          <table:table-cell office:value-type="float" office:value="149875249569.485" calcext:value-type="float">
            <text:p>149875249569.48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1876588.5918884" calcext:value-type="float">
            <text:p>71876588.5918884</text:p>
          </table:table-cell>
          <table:table-cell office:value-type="float" office:value="150031245878.45" calcext:value-type="float">
            <text:p>150031245878.4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2193225.5460377" calcext:value-type="float">
            <text:p>72193225.5460377</text:p>
          </table:table-cell>
          <table:table-cell office:value-type="float" office:value="150185528857.54" calcext:value-type="float">
            <text:p>150185528857.5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2509862.500187" calcext:value-type="float">
            <text:p>72509862.500187</text:p>
          </table:table-cell>
          <table:table-cell office:value-type="float" office:value="150337485544.056" calcext:value-type="float">
            <text:p>150337485544.05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2826499.4543363" calcext:value-type="float">
            <text:p>72826499.4543363</text:p>
          </table:table-cell>
          <table:table-cell office:value-type="float" office:value="150486512217.606" calcext:value-type="float">
            <text:p>150486512217.60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3143136.4084856" calcext:value-type="float">
            <text:p>73143136.4084856</text:p>
          </table:table-cell>
          <table:table-cell office:value-type="float" office:value="150632016798.673" calcext:value-type="float">
            <text:p>150632016798.67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3459773.3626348" calcext:value-type="float">
            <text:p>73459773.3626348</text:p>
          </table:table-cell>
          <table:table-cell office:value-type="float" office:value="150773421200.93" calcext:value-type="float">
            <text:p>150773421200.9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3776410.3167841" calcext:value-type="float">
            <text:p>73776410.3167841</text:p>
          </table:table-cell>
          <table:table-cell office:value-type="float" office:value="150910163627.965" calcext:value-type="float">
            <text:p>150910163627.96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4093047.2709334" calcext:value-type="float">
            <text:p>74093047.2709334</text:p>
          </table:table-cell>
          <table:table-cell office:value-type="float" office:value="151041700805.287" calcext:value-type="float">
            <text:p>151041700805.28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4409684.2250827" calcext:value-type="float">
            <text:p>74409684.2250827</text:p>
          </table:table-cell>
          <table:table-cell office:value-type="float" office:value="151167510138.741" calcext:value-type="float">
            <text:p>151167510138.74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4726321.179232" calcext:value-type="float">
            <text:p>74726321.179232</text:p>
          </table:table-cell>
          <table:table-cell office:value-type="float" office:value="151287091790.761" calcext:value-type="float">
            <text:p>151287091790.76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5042958.1333813" calcext:value-type="float">
            <text:p>75042958.1333813</text:p>
          </table:table-cell>
          <table:table-cell office:value-type="float" office:value="151399970666.217" calcext:value-type="float">
            <text:p>151399970666.21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5359595.0875306" calcext:value-type="float">
            <text:p>75359595.0875306</text:p>
          </table:table-cell>
          <table:table-cell office:value-type="float" office:value="151505698299.955" calcext:value-type="float">
            <text:p>151505698299.95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5676232.0416799" calcext:value-type="float">
            <text:p>75676232.0416799</text:p>
          </table:table-cell>
          <table:table-cell office:value-type="float" office:value="151603854638.538" calcext:value-type="float">
            <text:p>151603854638.53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5992868.9958292" calcext:value-type="float">
            <text:p>75992868.9958292</text:p>
          </table:table-cell>
          <table:table-cell office:value-type="float" office:value="151694049709.108" calcext:value-type="float">
            <text:p>151694049709.10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6309505.9499785" calcext:value-type="float">
            <text:p>76309505.9499785</text:p>
          </table:table-cell>
          <table:table-cell office:value-type="float" office:value="151775925168.741" calcext:value-type="float">
            <text:p>151775925168.74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6626142.9041277" calcext:value-type="float">
            <text:p>76626142.9041277</text:p>
          </table:table-cell>
          <table:table-cell office:value-type="float" office:value="151849155728.135" calcext:value-type="float">
            <text:p>151849155728.13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6942779.858277" calcext:value-type="float">
            <text:p>76942779.858277</text:p>
          </table:table-cell>
          <table:table-cell office:value-type="float" office:value="151913450443.976" calcext:value-type="float">
            <text:p>151913450443.97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7259416.8124263" calcext:value-type="float">
            <text:p>77259416.8124263</text:p>
          </table:table-cell>
          <table:table-cell office:value-type="float" office:value="151968553874.848" calcext:value-type="float">
            <text:p>151968553874.84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7576053.7665756" calcext:value-type="float">
            <text:p>77576053.7665756</text:p>
          </table:table-cell>
          <table:table-cell office:value-type="float" office:value="152014247096.098" calcext:value-type="float">
            <text:p>152014247096.09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7892690.7207249" calcext:value-type="float">
            <text:p>77892690.7207249</text:p>
          </table:table-cell>
          <table:table-cell office:value-type="float" office:value="152050348569.618" calcext:value-type="float">
            <text:p>152050348569.61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8209327.6748742" calcext:value-type="float">
            <text:p>78209327.6748742</text:p>
          </table:table-cell>
          <table:table-cell office:value-type="float" office:value="152076714865.091" calcext:value-type="float">
            <text:p>152076714865.09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8525964.6290235" calcext:value-type="float">
            <text:p>78525964.6290235</text:p>
          </table:table-cell>
          <table:table-cell office:value-type="float" office:value="152093241229.836" calcext:value-type="float">
            <text:p>152093241229.83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8842601.5831728" calcext:value-type="float">
            <text:p>78842601.5831728</text:p>
          </table:table-cell>
          <table:table-cell office:value-type="float" office:value="152099862004.989" calcext:value-type="float">
            <text:p>152099862004.98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9159238.537322" calcext:value-type="float">
            <text:p>79159238.537322</text:p>
          </table:table-cell>
          <table:table-cell office:value-type="float" office:value="152096550886.364" calcext:value-type="float">
            <text:p>152096550886.36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9475875.4914713" calcext:value-type="float">
            <text:p>79475875.4914713</text:p>
          </table:table-cell>
          <table:table-cell office:value-type="float" office:value="152083321028.958" calcext:value-type="float">
            <text:p>152083321028.95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79792512.4456206" calcext:value-type="float">
            <text:p>79792512.4456206</text:p>
          </table:table-cell>
          <table:table-cell office:value-type="float" office:value="152060224994.689" calcext:value-type="float">
            <text:p>152060224994.68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0109149.3997699" calcext:value-type="float">
            <text:p>80109149.3997699</text:p>
          </table:table-cell>
          <table:table-cell office:value-type="float" office:value="152027354543.565" calcext:value-type="float">
            <text:p>152027354543.56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0425786.3539192" calcext:value-type="float">
            <text:p>80425786.3539192</text:p>
          </table:table-cell>
          <table:table-cell office:value-type="float" office:value="151984840269.126" calcext:value-type="float">
            <text:p>151984840269.12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0742423.3080685" calcext:value-type="float">
            <text:p>80742423.3080685</text:p>
          </table:table-cell>
          <table:table-cell office:value-type="float" office:value="151932851079.598" calcext:value-type="float">
            <text:p>151932851079.59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1059060.2622178" calcext:value-type="float">
            <text:p>81059060.2622178</text:p>
          </table:table-cell>
          <table:table-cell office:value-type="float" office:value="151871593526.826" calcext:value-type="float">
            <text:p>151871593526.82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1375697.2163671" calcext:value-type="float">
            <text:p>81375697.2163671</text:p>
          </table:table-cell>
          <table:table-cell office:value-type="float" office:value="151801310985.647" calcext:value-type="float">
            <text:p>151801310985.64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1692334.1705163" calcext:value-type="float">
            <text:p>81692334.1705163</text:p>
          </table:table-cell>
          <table:table-cell office:value-type="float" office:value="151722282686.966" calcext:value-type="float">
            <text:p>151722282686.96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2008971.1246656" calcext:value-type="float">
            <text:p>82008971.1246656</text:p>
          </table:table-cell>
          <table:table-cell office:value-type="float" office:value="151634822608.383" calcext:value-type="float">
            <text:p>151634822608.38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2325608.0788149" calcext:value-type="float">
            <text:p>82325608.0788149</text:p>
          </table:table-cell>
          <table:table-cell office:value-type="float" office:value="151539278226.761" calcext:value-type="float">
            <text:p>151539278226.76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2642245.0329642" calcext:value-type="float">
            <text:p>82642245.0329642</text:p>
          </table:table-cell>
          <table:table-cell office:value-type="float" office:value="151436029137.713" calcext:value-type="float">
            <text:p>151436029137.71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2958881.9871135" calcext:value-type="float">
            <text:p>82958881.9871135</text:p>
          </table:table-cell>
          <table:table-cell office:value-type="float" office:value="151325485547.475" calcext:value-type="float">
            <text:p>151325485547.47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3275518.9412628" calcext:value-type="float">
            <text:p>83275518.9412628</text:p>
          </table:table-cell>
          <table:table-cell office:value-type="float" office:value="151208086643.169" calcext:value-type="float">
            <text:p>151208086643.16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3592155.8954121" calcext:value-type="float">
            <text:p>83592155.8954121</text:p>
          </table:table-cell>
          <table:table-cell office:value-type="float" office:value="151084298847.918" calcext:value-type="float">
            <text:p>151084298847.91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3908792.8495614" calcext:value-type="float">
            <text:p>83908792.8495614</text:p>
          </table:table-cell>
          <table:table-cell office:value-type="float" office:value="150954613967.763" calcext:value-type="float">
            <text:p>150954613967.76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4225429.8037107" calcext:value-type="float">
            <text:p>84225429.8037107</text:p>
          </table:table-cell>
          <table:table-cell office:value-type="float" office:value="150819547237.725" calcext:value-type="float">
            <text:p>150819547237.72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4542066.75786" calcext:value-type="float">
            <text:p>84542066.75786</text:p>
          </table:table-cell>
          <table:table-cell office:value-type="float" office:value="150679635274.792" calcext:value-type="float">
            <text:p>150679635274.79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4858703.7120092" calcext:value-type="float">
            <text:p>84858703.7120092</text:p>
          </table:table-cell>
          <table:table-cell office:value-type="float" office:value="150535433945.946" calcext:value-type="float">
            <text:p>150535433945.94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5175340.6661585" calcext:value-type="float">
            <text:p>85175340.6661585</text:p>
          </table:table-cell>
          <table:table-cell office:value-type="float" office:value="150387516159.725" calcext:value-type="float">
            <text:p>150387516159.72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5491977.6203078" calcext:value-type="float">
            <text:p>85491977.6203078</text:p>
          </table:table-cell>
          <table:table-cell office:value-type="float" office:value="150236469590.062" calcext:value-type="float">
            <text:p>150236469590.06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5808614.5744571" calcext:value-type="float">
            <text:p>85808614.5744571</text:p>
          </table:table-cell>
          <table:table-cell office:value-type="float" office:value="150082894341.477" calcext:value-type="float">
            <text:p>150082894341.47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6125251.5286064" calcext:value-type="float">
            <text:p>86125251.5286064</text:p>
          </table:table-cell>
          <table:table-cell office:value-type="float" office:value="149927400564.87" calcext:value-type="float">
            <text:p>149927400564.8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6441888.4827557" calcext:value-type="float">
            <text:p>86441888.4827557</text:p>
          </table:table-cell>
          <table:table-cell office:value-type="float" office:value="149770606033.412" calcext:value-type="float">
            <text:p>149770606033.41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6758525.436905" calcext:value-type="float">
            <text:p>86758525.436905</text:p>
          </table:table-cell>
          <table:table-cell office:value-type="float" office:value="149613133688.138" calcext:value-type="float">
            <text:p>149613133688.13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7075162.3910543" calcext:value-type="float">
            <text:p>87075162.3910543</text:p>
          </table:table-cell>
          <table:table-cell office:value-type="float" office:value="149455609163.026" calcext:value-type="float">
            <text:p>149455609163.02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7391799.3452035" calcext:value-type="float">
            <text:p>87391799.3452035</text:p>
          </table:table-cell>
          <table:table-cell office:value-type="float" office:value="149298658299.362" calcext:value-type="float">
            <text:p>149298658299.36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7708436.2993529" calcext:value-type="float">
            <text:p>87708436.2993529</text:p>
          </table:table-cell>
          <table:table-cell office:value-type="float" office:value="149142904659.286" calcext:value-type="float">
            <text:p>149142904659.28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8025073.2535021" calcext:value-type="float">
            <text:p>88025073.2535021</text:p>
          </table:table-cell>
          <table:table-cell office:value-type="float" office:value="148988967048.399" calcext:value-type="float">
            <text:p>148988967048.39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8341710.2076514" calcext:value-type="float">
            <text:p>88341710.2076514</text:p>
          </table:table-cell>
          <table:table-cell office:value-type="float" office:value="148837457057.261" calcext:value-type="float">
            <text:p>148837457057.261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8658347.1618007" calcext:value-type="float">
            <text:p>88658347.1618007</text:p>
          </table:table-cell>
          <table:table-cell office:value-type="float" office:value="148688976631.552" calcext:value-type="float">
            <text:p>148688976631.55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8974984.11595" calcext:value-type="float">
            <text:p>88974984.11595</text:p>
          </table:table-cell>
          <table:table-cell office:value-type="float" office:value="148544115680.56" calcext:value-type="float">
            <text:p>148544115680.5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9291621.0700993" calcext:value-type="float">
            <text:p>89291621.0700993</text:p>
          </table:table-cell>
          <table:table-cell office:value-type="float" office:value="148403449733.485" calcext:value-type="float">
            <text:p>148403449733.48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9608258.0242486" calcext:value-type="float">
            <text:p>89608258.0242486</text:p>
          </table:table-cell>
          <table:table-cell office:value-type="float" office:value="148267537652.873" calcext:value-type="float">
            <text:p>148267537652.87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89924894.9783979" calcext:value-type="float">
            <text:p>89924894.9783979</text:p>
          </table:table-cell>
          <table:table-cell office:value-type="float" office:value="148136919414.269" calcext:value-type="float">
            <text:p>148136919414.26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0241531.9325472" calcext:value-type="float">
            <text:p>90241531.9325472</text:p>
          </table:table-cell>
          <table:table-cell office:value-type="float" office:value="148012113960.905" calcext:value-type="float">
            <text:p>148012113960.905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0558168.8866964" calcext:value-type="float">
            <text:p>90558168.8866964</text:p>
          </table:table-cell>
          <table:table-cell office:value-type="float" office:value="147893617141.953" calcext:value-type="float">
            <text:p>147893617141.95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0874805.8408457" calcext:value-type="float">
            <text:p>90874805.8408457</text:p>
          </table:table-cell>
          <table:table-cell office:value-type="float" office:value="147781899742.529" calcext:value-type="float">
            <text:p>147781899742.529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1191442.794995" calcext:value-type="float">
            <text:p>91191442.794995</text:p>
          </table:table-cell>
          <table:table-cell office:value-type="float" office:value="147677405613.268" calcext:value-type="float">
            <text:p>147677405613.26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1508079.7491443" calcext:value-type="float">
            <text:p>91508079.7491443</text:p>
          </table:table-cell>
          <table:table-cell office:value-type="float" office:value="147580549906.924" calcext:value-type="float">
            <text:p>147580549906.92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1824716.7032936" calcext:value-type="float">
            <text:p>91824716.7032936</text:p>
          </table:table-cell>
          <table:table-cell office:value-type="float" office:value="147491717428.972" calcext:value-type="float">
            <text:p>147491717428.972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2141353.6574429" calcext:value-type="float">
            <text:p>92141353.6574429</text:p>
          </table:table-cell>
          <table:table-cell office:value-type="float" office:value="147411261108.787" calcext:value-type="float">
            <text:p>147411261108.78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2457990.6115922" calcext:value-type="float">
            <text:p>92457990.6115922</text:p>
          </table:table-cell>
          <table:table-cell office:value-type="float" office:value="147339500597.463" calcext:value-type="float">
            <text:p>147339500597.463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2774627.5657415" calcext:value-type="float">
            <text:p>92774627.5657415</text:p>
          </table:table-cell>
          <table:table-cell office:value-type="float" office:value="147276720997.848" calcext:value-type="float">
            <text:p>147276720997.84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3091264.5198907" calcext:value-type="float">
            <text:p>93091264.5198907</text:p>
          </table:table-cell>
          <table:table-cell office:value-type="float" office:value="147223171731.836" calcext:value-type="float">
            <text:p>147223171731.836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3407901.47404" calcext:value-type="float">
            <text:p>93407901.47404</text:p>
          </table:table-cell>
          <table:table-cell office:value-type="float" office:value="147179065549.418" calcext:value-type="float">
            <text:p>147179065549.418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3724538.4281893" calcext:value-type="float">
            <text:p>93724538.4281893</text:p>
          </table:table-cell>
          <table:table-cell office:value-type="float" office:value="147144577683.434" calcext:value-type="float">
            <text:p>147144577683.43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4041175.3823386" calcext:value-type="float">
            <text:p>94041175.3823386</text:p>
          </table:table-cell>
          <table:table-cell office:value-type="float" office:value="147119845153.377" calcext:value-type="float">
            <text:p>147119845153.377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4357812.3364879" calcext:value-type="float">
            <text:p>94357812.3364879</text:p>
          </table:table-cell>
          <table:table-cell office:value-type="float" office:value="147104966221.014" calcext:value-type="float">
            <text:p>147104966221.014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  <table:table-row table:style-name="ro1">
          <table:table-cell office:value-type="float" office:value="94674449.2906372" calcext:value-type="float">
            <text:p>94674449.2906372</text:p>
          </table:table-cell>
          <table:table-cell office:value-type="float" office:value="147100000000" calcext:value-type="float">
            <text:p>147100000000</text:p>
          </table:table-cell>
          <table:table-cell table:formula="of:=6.6743 * POWER(10; -11)" office:value-type="float" office:value="0.000000000066743" calcext:value-type="float">
            <text:p>6.6743E-11</text:p>
          </table:table-cell>
          <table:table-cell table:formula="of:=1.98847 * POWER(10; 30)" office:value-type="float" office:value="1.98847E+030" calcext:value-type="float">
            <text:p>1.98847E+030</text:p>
          </table:table-cell>
          <table:table-cell office:value-type="float" office:value="97.1" calcext:value-type="float">
            <text:p>97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20:48:58.261487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2T23:37:13.057760509</dc:date>
    <meta:editing-duration>PT2H38M14S</meta:editing-duration>
    <meta:editing-cycles>2</meta:editing-cycles>
    <meta:generator>LibreOffice/6.4.6.2$Linux_X86_64 LibreOffice_project/40$Build-2</meta:generator>
    <meta:document-statistic meta:table-count="1" meta:cell-count="1506" meta:object-count="0"/>
  </office:meta>
</office:document-meta>
</file>